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7936" calcext:value-type="float">
            <text:p>33.77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2021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2016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201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2010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200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200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200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184" calcext:value-type="float">
            <text:p>29.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0424" calcext:value-type="float">
            <text:p>29.3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1996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199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0224" calcext:value-type="float">
            <text:p>27.70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198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198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6088" calcext:value-type="float">
            <text:p>28.13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198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198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1979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197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0568" calcext:value-type="float">
            <text:p>29.6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54101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824" calcext:value-type="float">
            <text:p>29.8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